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3cm" fo:min-width="4.141cm"/>
    </style:style>
    <style:style style:name="gr4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8cm" fo:min-width="0.375cm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8cm" fo:min-width="0.50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6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5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4.141cm"/>
    </style:style>
    <style:style style:name="gr16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sub 8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3cm" svg:height="1.531cm" svg:x="4cm" svg:y="3.407cm">
          <text:p/>
          <draw:enhanced-geometry svg:viewBox="0 0 21600 21600" draw:path-stretchpoint-x="10800" draw:path-stretchpoint-y="10800" draw:text-areas="?f3 ?f4 ?f5 ?f6" draw:type="round-rectangle" draw:modifiers="2960.835509138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3cm" svg:height="1.531cm" svg:x="4cm" svg:y="15.4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4.3cm" svg:height="1.171cm" svg:x="4cm" svg:y="3.677cm">
          <draw:text-box>
            <text:p text:style-name="P1">T<text:span text:style-name="T1">3</text:span><text:span text:style-name="T2">= 268.15 K</text:span></text:p>
          </draw:text-box>
        </draw:frame>
        <draw:custom-shape draw:style-name="gr4" draw:text-style-name="P1" draw:layer="layout" svg:width="3.539cm" svg:height="3.064cm" svg:x="4.369cm" svg:y="8.6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9.96cm" svg:height="0.557cm" svg:x="7.908cm" svg:y="9.84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" draw:layer="layout" svg:width="2.508cm" svg:height="1.673cm" svg:x="5cm" svg:y="9.278cm">
          <draw:text-box>
            <text:p text:style-name="P1">Heat Pump</text:p>
          </draw:text-box>
        </draw:frame>
        <draw:custom-shape draw:style-name="gr7" draw:text-style-name="P1" draw:layer="layout" svg:width="0.643cm" svg:height="3.807cm" svg:x="5.871cm" svg:y="11.661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0.643cm" svg:height="3.73cm" svg:x="5.871cm" svg:y="4.888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layer="layout" svg:width="7.697cm" svg:height="1.118cm" svg:x="9.7cm" svg:y="10.6cm">
          <draw:text-box>
            <text:p>W = (Q<text:span text:style-name="T3">1</text:span> – Q<text:span text:style-name="T3">2</text:span>)= (Q<text:span text:style-name="T3">4</text:span> - Q<text:span text:style-name="T3">3</text:span><text:span text:style-name="T2">)</text:span></text:p>
          </draw:text-box>
        </draw:frame>
        <draw:frame draw:style-name="gr10" draw:layer="layout" svg:width="1.486cm" svg:height="1.361cm" svg:x="6.3cm" svg:y="6.196cm">
          <draw:text-box>
            <text:p>Q<text:span text:style-name="T1">3</text:span></text:p>
          </draw:text-box>
        </draw:frame>
        <draw:frame draw:style-name="gr11" draw:layer="layout" svg:width="1.41cm" svg:height="1.361cm" svg:x="6.3cm" svg:y="12.617cm">
          <draw:text-box>
            <text:p>Q<text:span text:style-name="T1">4</text:span></text:p>
          </draw:text-box>
        </draw:frame>
        <draw:frame draw:style-name="gr12" draw:layer="layout" svg:width="4.4cm" svg:height="1.062cm" svg:x="4cm" svg:y="15.738cm">
          <draw:text-box>
            <text:p>T<text:span text:style-name="T3">4 </text:span><text:span text:style-name="T2">= 298.15 K</text:span></text:p>
          </draw:text-box>
        </draw:frame>
        <draw:custom-shape draw:style-name="gr13" draw:text-style-name="P1" draw:layer="layout" svg:width="4.3cm" svg:height="1.531cm" svg:x="17.6cm" svg:y="3.407cm">
          <text:p/>
          <draw:enhanced-geometry svg:viewBox="0 0 21600 21600" draw:path-stretchpoint-x="10800" draw:path-stretchpoint-y="10800" draw:text-areas="?f3 ?f4 ?f5 ?f6" draw:type="round-rectangle" draw:modifiers="2960.835509138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4.3cm" svg:height="1.531cm" svg:x="17.5cm" svg:y="15.4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" draw:layer="layout" svg:width="4.7cm" svg:height="1.361cm" svg:x="17.5cm" svg:y="3.606cm">
          <draw:text-box>
            <text:p text:style-name="P1">T<text:span text:style-name="T1">1</text:span><text:span text:style-name="T2">= 1273.15 K</text:span></text:p>
          </draw:text-box>
        </draw:frame>
        <draw:custom-shape draw:style-name="gr4" draw:text-style-name="P1" draw:layer="layout" svg:width="3.539cm" svg:height="3.064cm" svg:x="17.868cm" svg:y="8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2.508cm" svg:height="1.673cm" svg:x="18.499cm" svg:y="9.277cm">
          <draw:text-box>
            <text:p text:style-name="P1">Heat Engine</text:p>
          </draw:text-box>
        </draw:frame>
        <draw:custom-shape draw:style-name="gr16" draw:text-style-name="P1" draw:layer="layout" svg:width="0.643cm" svg:height="3.73cm" svg:x="19.37cm" svg:y="4.887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layer="layout" svg:width="1.486cm" svg:height="1.361cm" svg:x="19.799cm" svg:y="6.195cm">
          <draw:text-box>
            <text:p>Q<text:span text:style-name="T1">1</text:span></text:p>
          </draw:text-box>
        </draw:frame>
        <draw:frame draw:style-name="gr11" draw:layer="layout" svg:width="1.41cm" svg:height="1.361cm" svg:x="19.799cm" svg:y="12.616cm">
          <draw:text-box>
            <text:p>Q<text:span text:style-name="T1">2</text:span></text:p>
          </draw:text-box>
        </draw:frame>
        <draw:frame draw:style-name="gr12" draw:layer="layout" svg:width="4.439cm" svg:height="1.062cm" svg:x="17.499cm" svg:y="15.737cm">
          <draw:text-box>
            <text:p>T<text:span text:style-name="T3">2</text:span><text:span text:style-name="T2"> = 298.15 K</text:span></text:p>
          </draw:text-box>
        </draw:frame>
        <draw:custom-shape draw:style-name="gr1" draw:text-style-name="P1" draw:layer="layout" svg:width="0.643cm" svg:height="3.807cm" svg:x="19.37cm" svg:y="11.66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3-15T17:47:42</meta:creation-date>
    <dc:date>2013-03-17T18:26:55</dc:date>
    <dc:creator>Jeff Gomes</dc:creator>
    <meta:editing-duration>PT22H29M57S</meta:editing-duration>
    <meta:editing-cycles>4</meta:editing-cycles>
    <meta:generator>LibreOffice/3.5$Linux_X86_64 LibreOffice_project/350m1$Build-2</meta:generator>
    <meta:document-statistic meta:object-count="45"/>
  </office:meta>
</office:document-meta>
</file>